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 style:font-pitch="variable"/>
    <style:font-face style:name="Juice ITC" svg:font-family="'Juice ITC'" style:font-family-generic="decorative" style:font-pitch="variable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4" style:family="table-row">
      <style:table-row-properties style:min-row-height="2.394cm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Ubuntu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Ubuntu" fo:font-size="12pt" style:text-underline-style="none" officeooo:paragraph-rsid="0021ec1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Ubuntu" fo:font-size="12pt" style:text-underline-style="none" officeooo:rsid="00232eb5" officeooo:paragraph-rsid="00232eb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Ubuntu" fo:font-size="18pt" style:text-underline-style="solid" style:text-underline-width="auto" style:text-underline-color="font-color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" fo:font-size="16pt" style:text-underline-style="none" style:font-size-asian="16pt" style:font-size-complex="16pt"/>
    </style:style>
    <style:style style:name="P7" style:family="paragraph" style:parent-style-name="Standard">
      <style:paragraph-properties fo:text-align="center" style:justify-single-word="false" fo:break-before="page"/>
      <style:text-properties style:use-window-font-color="true" style:font-name="Ubuntu" fo:font-size="12pt" style:text-underline-style="none" style:font-size-asian="12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style:use-window-font-color="true" style:font-name="Ubuntu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center" style:justify-single-word="false" fo:break-before="page"/>
      <style:text-properties style:use-window-font-color="true" style:font-name="Ubuntu" fo:font-size="16pt" style:text-underline-style="none" style:font-size-asian="16pt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" fo:font-size="13pt" style:font-size-asian="13pt" style:font-size-complex="13pt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" fo:font-size="13pt" officeooo:paragraph-rsid="000de368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Ubuntu" fo:font-size="13pt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1cf65f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Ubuntu" fo:font-size="13pt" officeooo:paragraph-rsid="002024b5" style:font-size-asian="13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Ubuntu" fo:font-size="6pt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Ubuntu"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3.801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2.09cm"/>
          <style:tab-stop style:position="2.29cm"/>
          <style:tab-stop style:position="2.401cm"/>
          <style:tab-stop style:position="2.6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19" style:family="paragraph" style:parent-style-name="Table_20_Contents">
      <style:paragraph-properties fo:text-align="start" style:justify-single-word="false">
        <style:tab-stops>
          <style:tab-stop style:position="5.0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0" style:family="paragraph" style:parent-style-name="Table_20_Contents">
      <style:paragraph-properties fo:text-align="start" style:justify-single-word="false">
        <style:tab-stops>
          <style:tab-stop style:position="4.002cm"/>
          <style:tab-stop style:position="4.202cm"/>
        </style:tab-stops>
      </style:paragraph-properties>
      <style:text-properties style:use-window-font-color="true" style:font-name="Ubuntu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16pt" officeooo:rsid="00232eb5" officeooo:paragraph-rsid="00232eb5" style:font-size-asian="14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6pt" officeooo:rsid="00232eb5" officeooo:paragraph-rsid="00232eb5" style:font-size-asian="16pt" style:font-size-complex="16pt"/>
    </style:style>
    <style:style style:name="P23" style:family="paragraph" style:parent-style-name="Table_20_Contents">
      <style:paragraph-properties fo:text-align="justify" style:justify-single-word="false"/>
      <style:text-properties style:font-name="Ubuntu" fo:font-size="6pt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6pt" style:font-size-asian="5.25pt" style:font-size-complex="6pt"/>
    </style:style>
    <style:style style:name="P25" style:family="paragraph" style:parent-style-name="Table_20_Contents">
      <style:paragraph-properties fo:text-align="justify" style:justify-single-word="false"/>
      <style:text-properties style:font-name="Ubuntu" fo:font-size="13pt" officeooo:rsid="00232eb5" officeooo:paragraph-rsid="00232eb5" style:font-size-asian="13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13pt" officeooo:rsid="00232eb5" officeooo:paragraph-rsid="00232eb5" style:font-size-asian="13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font-name="Ubuntu" fo:font-size="13pt" fo:letter-spacing="normal" fo:font-style="normal" fo:font-weight="normal" style:font-size-asian="13pt" style:font-size-complex="13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4.803cm"/>
          <style:tab-stop style:position="4.891cm"/>
        </style:tab-stops>
      </style:paragraph-properties>
      <style:text-properties style:font-name="Ubuntu" fo:font-size="16pt" style:font-size-asian="16pt" style:font-size-complex="16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a9c48"/>
    </style:style>
    <style:style style:name="T3" style:family="text">
      <style:text-properties officeooo:rsid="000e6d2a"/>
    </style:style>
    <style:style style:name="T4" style:family="text">
      <style:text-properties officeooo:rsid="001058e5"/>
    </style:style>
    <style:style style:name="T5" style:family="text">
      <style:text-properties officeooo:rsid="001065d7"/>
    </style:style>
    <style:style style:name="T6" style:family="text">
      <style:text-properties officeooo:rsid="00121014"/>
    </style:style>
    <style:style style:name="T7" style:family="text">
      <style:text-properties officeooo:rsid="0015e9ff"/>
    </style:style>
    <style:style style:name="T8" style:family="text">
      <style:text-properties officeooo:rsid="0015ead7"/>
    </style:style>
    <style:style style:name="T9" style:family="text">
      <style:text-properties officeooo:rsid="0017606f"/>
    </style:style>
    <style:style style:name="T10" style:family="text">
      <style:text-properties officeooo:rsid="00195eac"/>
    </style:style>
    <style:style style:name="T11" style:family="text">
      <style:text-properties officeooo:rsid="001a3213"/>
    </style:style>
    <style:style style:name="T12" style:family="text">
      <style:text-properties officeooo:rsid="001b16bc"/>
    </style:style>
    <style:style style:name="T13" style:family="text">
      <style:text-properties officeooo:rsid="001cf74a"/>
    </style:style>
    <style:style style:name="T14" style:family="text">
      <style:text-properties officeooo:rsid="001e3068"/>
    </style:style>
    <style:style style:name="T15" style:family="text">
      <style:text-properties officeooo:rsid="002024b5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officeooo:rsid="0021ec13"/>
    </style:style>
    <style:style style:name="T18" style:family="text">
      <style:text-properties officeooo:rsid="002423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yecto: Agenda de contactos</text:p>
      <text:p text:style-name="P5"/>
      <text:p text:style-name="P5"/>
      <text:p text:style-name="P5"/>
      <table:table table:name="Tabla1" table:style-name="Tabla1">
        <table:table-column table:style-name="Tabla1.A"/>
        <table:table-row>
          <table:table-cell table:style-name="Tabla1.A1" office:value-type="string">
            <text:p text:style-name="P28"><text:span text:style-name="T16">1<text:tab/>Insertar un contacto</text:span></text:p>
          </table:table-cell>
        </table:table-row>
        <table:table-row>
          <table:table-cell table:style-name="Tabla1.A2" office:value-type="string">
            <text:p text:style-name="P10">Como administrativo</text:p>
            <text:p text:style-name="P10">Quiero insertar un contacto en la agenda</text:p>
            <text:p text:style-name="P10">Para poder consultarlo más tarde</text:p>
            <text:p text:style-name="P10"/>
            <text:p text:style-name="P10">Prioridad: 1</text:p>
            <text:p text:style-name="P10">Estimación: 3h </text:p>
          </table:table-cell>
        </table:table-row>
        <table:table-row>
          <table:table-cell table:style-name="Tabla1.A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0">- El teléfono no se podrá repetir</text:p>
            <text:p text:style-name="P11">- Si se repite, se dará la opción de cambiar el número o cancelar la inserción</text:p>
            <text:p text:style-name="P10">- <text:span text:style-name="T2">El contacto podrá ser buscado y encontrado posteriormente</text:span></text:p>
            <text:p text:style-name="P10">- La aplicación lanzará una advertencia si se introduce un nombre completo que ya existe, <text:span text:style-name="T1">por si realmente quisiera modificar un contacto existente</text:span> </text:p>
            <text:p text:style-name="P10">- La aplicación vigilará que los datos introducidos son válidos (p. ej. caracteres alfabéticos <text:span text:style-name="T1">en el campo 'teléfono')</text:span>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19">2<text:tab/>Modificar un contacto</text:p>
          </table:table-cell>
        </table:table-row>
        <table:table-row>
          <table:table-cell table:style-name="Tabla2.A2" office:value-type="string">
            <text:p text:style-name="P12">Como administrativo</text:p>
            <text:p text:style-name="P12">Quiero modificar un contacto existente en la agenda</text:p>
            <text:p text:style-name="P12">Para actualizar sus datos </text:p>
            <text:p text:style-name="P12"/>
            <text:p text:style-name="P12">Prioridad: <text:span text:style-name="T6">2</text:span></text:p>
            <text:p text:style-name="P12">Estimación: 2h </text:p>
          </table:table-cell>
        </table:table-row>
        <table:table-row>
          <table:table-cell table:style-name="Tabla2.A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2">- El usuario <text:span text:style-name="T3">elegirá</text:span> qué campo es el que quiere actualizar</text:p>
            <text:p text:style-name="P12">- Tras actualizar el campo elegido se dará la opción de actualizar otro campo hasta <text:span text:style-name="T5">que </text:span>elija salir</text:p>
            <text:p text:style-name="P12">- La aplicación vigilará que los datos introducidos son válidos (p.ej. caracteres alfabéticos en el campo 'teléfono')</text:p>
            <text:p text:style-name="P12">- Tras modificar el contacto se asegurará que se mantiene el orden alfabético</text:p>
            <text:p text:style-name="P12">- <text:span text:style-name="T4">Tras modificarlo también se asegura que aparecerá en las búsquedas posteriores</text:span></text:p>
          </table:table-cell>
        </table:table-row>
      </table:table>
      <text:p text:style-name="P3"/>
      <text:p text:style-name="P7"/>
      <text:p text:style-name="P2"/>
      <text:p text:style-name="P2"/>
      <text:p text:style-name="P2"/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21">3<text:tab/><text:tab/><text:tab/><text:tab/><text:tab/>Borrar un contacto</text:p>
          </table:table-cell>
        </table:table-row>
        <table:table-row>
          <table:table-cell table:style-name="Tabla3.A2" office:value-type="string">
            <text:p text:style-name="P25">Como administrativo</text:p>
            <text:p text:style-name="P25">Quiero borrar un contacto de la agenda</text:p>
            <text:p text:style-name="P25">Para eliminar una entrada innecesaria</text:p>
            <text:p text:style-name="P25"/>
            <text:p text:style-name="P25">Prioridad: 2</text:p>
            <text:p text:style-name="P25">Estimación: 1h </text:p>
          </table:table-cell>
        </table:table-row>
        <table:table-row>
          <table:table-cell table:style-name="Tabla3.A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5">- Se asegurará que el contacto dejará de aparecer en las búsquedas </text:p>
            <text:p text:style-name="P25">- Se requerirá confirmación del usuario</text:p>
            <text:p text:style-name="P25">- La opción de borrar aparecerá como opción de gestión en la consulta del contacto</text:p>
            <text:p text:style-name="P25">- El orden se mantendrá tras la eliminación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>4<text:tab/>Buscar/Consultar un contacto</text:p>
          </table:table-cell>
        </table:table-row>
        <table:table-row>
          <table:table-cell table:style-name="Tabla4.A2" office:value-type="string">
            <text:p text:style-name="P12">Como administrativo</text:p>
            <text:p text:style-name="P12">Quiero buscar un contacto en la agenda</text:p>
            <text:p text:style-name="P12">Para consultar sus datos </text:p>
            <text:p text:style-name="P12"/>
            <text:p text:style-name="P12">Prioridad: 1</text:p>
            <text:p text:style-name="P12">Estimación: 5h </text:p>
          </table:table-cell>
        </table:table-row>
        <table:table-row>
          <table:table-cell table:style-name="Tabla4.A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2">- Se podrá buscar <text:span text:style-name="T7">por apellido</text:span></text:p>
            <text:p text:style-name="P12">- Se podrá buscar por una porción de<text:span text:style-name="T7">l mismo</text:span></text:p>
            <text:p text:style-name="P12">- Se mostrarán todos los resultados coincidentes</text:p>
            <text:p text:style-name="P12">- Si no existen entradas que cumplan la búsqueda, se informará de ello al usuario</text:p>
            <text:p text:style-name="P12">- Se darán diferentes opciones a realizar con ese contacto detalladas en otras historias de usuario</text:p>
            <text:p text:style-name="P12">- <text:span text:style-name="T8">Se mostrarán todos los campos del contacto elegido</text:span></text:p>
          </table:table-cell>
        </table:table-row>
      </table:table>
      <text:p text:style-name="P2"/>
      <text:p text:style-name="P9"/>
      <text:p text:style-name="P6"/>
      <text:p text:style-name="P6"/>
      <text:p text:style-name="P6"/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7">5<text:tab/>Hacer una copia de seguridad</text:p>
          </table:table-cell>
        </table:table-row>
        <table:table-row>
          <table:table-cell table:style-name="Tabla5.A2" office:value-type="string">
            <text:p text:style-name="P27">Como administra<text:span text:style-name="T17">tivo</text:span></text:p>
            <text:p text:style-name="P27">Quiero hacer una copia de seguridad de mis contactos</text:p>
            <text:p text:style-name="P27">Para proteger de posibles perdidas o cambios no deseados</text:p>
            <text:p text:style-name="P27"/>
            <text:p text:style-name="P12">Prioridad: <text:span text:style-name="T10">3</text:span></text:p>
            <text:p text:style-name="P12">Estimación: 1h </text:p>
          </table:table-cell>
        </table:table-row>
        <table:table-row>
          <table:table-cell table:style-name="Tabla5.A2" office:value-type="string">
            <text:p text:style-name="P15"/>
          </table:table-cell>
        </table:table-row>
        <table:table-row table:style-name="Tabla5.4">
          <table:table-cell table:style-name="Tabla5.A2" office:value-type="string">
            <text:p text:style-name="P12">- <text:span text:style-name="T9">El identificador de la copia será la fecha y la hora de creación</text:span></text:p>
            <text:p text:style-name="P12">- Se mostrará el tamaño que el archivo tendría y se pide confirmación al usuario</text:p>
            <text:p text:style-name="P12">- <text:span text:style-name="T14">Una vez creada se asegurará que aparecerá en la lista de copias de seguridad al restaurarla o eliminarla</text:span></text:p>
          </table:table-cell>
        </table:table-row>
      </table:table>
      <text:p text:style-name="P1"/>
      <text:p text:style-name="P4"/>
      <text:p text:style-name="P4"/>
      <text:p text:style-name="P4"/>
      <text:p text:style-name="P1"/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22">6<text:tab/><text:tab/><text:tab/>Restaurar una copia de seguridad</text:p>
          </table:table-cell>
        </table:table-row>
        <table:table-row>
          <table:table-cell table:style-name="Tabla6.A2" office:value-type="string">
            <text:p text:style-name="P26">Como administrativo</text:p>
            <text:p text:style-name="P26">Quiero restaurar una de las copias de seguridad que anteriormente haya guardado eligiendo la que desee</text:p>
            <text:p text:style-name="P26">Para volver a un punto de recuperación seguro</text:p>
            <text:p text:style-name="P26"/>
            <text:p text:style-name="P26">Prioridad: 3</text:p>
            <text:p text:style-name="P26">Estimación: 1h </text:p>
          </table:table-cell>
        </table:table-row>
        <table:table-row>
          <table:table-cell table:style-name="Tabla6.A2" office:value-type="string">
            <text:p text:style-name="P24"/>
          </table:table-cell>
        </table:table-row>
        <table:table-row>
          <table:table-cell table:style-name="Tabla6.A2" office:value-type="string">
            <text:p text:style-name="P26">- Las copias de seguridad aparecerán identificadas con la fecha y hora de creación</text:p>
            <text:p text:style-name="P26">- Se mostrarán las copias disponibles o ya realizadas,si no existe ninguna se mostrará un mensaje diciendo que no existe ninguna copia de seguridad almacenada</text:p>
            <text:p text:style-name="P26">- Se mostrará el nombre de la copia de seguridad seleccionada y se pedirá confirmación para restaurar dicha copia al usuario</text:p>
          </table:table-cell>
        </table:table-row>
      </table:table>
      <text:p text:style-name="P1"/>
      <text:p text:style-name="P1"/>
      <text:p text:style-name="P8"/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17">7<text:tab/>Borrar una copia de seguridad</text:p>
          </table:table-cell>
        </table:table-row>
        <table:table-row>
          <table:table-cell table:style-name="Tabla7.A2" office:value-type="string">
            <text:p text:style-name="P12">Como administrativo</text:p>
            <text:p text:style-name="P12">Quiero borrar alguna de las copias de seguridad que tengo ya almacenadas<text:line-break/>Para liberar espacio o porque ya está obsoleta</text:p>
            <text:p text:style-name="P12"/>
            <text:p text:style-name="P12">Prioridad: <text:span text:style-name="T10">4</text:span></text:p>
            <text:p text:style-name="P12">Estimación: 1h </text:p>
          </table:table-cell>
        </table:table-row>
        <table:table-row>
          <table:table-cell table:style-name="Tabla7.A2" office:value-type="string">
            <text:p text:style-name="P15"/>
          </table:table-cell>
        </table:table-row>
        <table:table-row>
          <table:table-cell table:style-name="Tabla7.A2" office:value-type="string">
            <text:p text:style-name="P13">- Las copias de seguridad aparecerán <text:span text:style-name="T11">identificadas con </text:span>la fecha y hora de <text:span text:style-name="T12">creación</text:span></text:p>
            <text:p text:style-name="P12">- <text:span text:style-name="T18">Requerirá de </text:span>confirmación <text:span text:style-name="T18">del usuario </text:span>para borrarla</text:p>
            <text:p text:style-name="P12">- Si no hubiese ninguna copia almacenada se mostrará un mensaje diciendo que no existe ninguna copia almacenada</text:p>
            <text:p text:style-name="P12">- <text:span text:style-name="T13">La copia de seguridad borrada no volverá a aparecer en la lista <text:s/>de copias de seguridad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a8" table:style-name="Tabla8">
        <table:table-column table:style-name="Tabla8.A"/>
        <table:table-row>
          <table:table-cell table:style-name="Tabla8.A1" office:value-type="string">
            <text:p text:style-name="P18">8<text:tab/>Guardar en un formato legible para el usuario</text:p>
          </table:table-cell>
        </table:table-row>
        <table:table-row>
          <table:table-cell table:style-name="Tabla8.A2" office:value-type="string">
            <text:p text:style-name="P12">Como administrativo</text:p>
            <text:p text:style-name="P12">Quiero guardar la lista de contactos en un formato agradable y legible</text:p>
            <text:p text:style-name="P12">Para facilitar la consulta de la agenda</text:p>
            <text:p text:style-name="P12"/>
            <text:p text:style-name="P12">Prioridad: <text:span text:style-name="T10">4</text:span></text:p>
            <text:p text:style-name="P12">Estimación: 2h </text:p>
          </table:table-cell>
        </table:table-row>
        <table:table-row>
          <table:table-cell table:style-name="Tabla8.A2" office:value-type="string">
            <text:p text:style-name="P15"/>
          </table:table-cell>
        </table:table-row>
        <table:table-row>
          <table:table-cell table:style-name="Tabla8.A2" office:value-type="string">
            <text:p text:style-name="P12">- Se guardará en formato de texto plano <text:span text:style-name="T15">(.txt)</text:span></text:p>
            <text:p text:style-name="P14">- El usuario podrá elegir el nombre del archivo generado</text:p>
            <text:p text:style-name="P12">- Se añadirán todos los datos referentes a cada entrada de la agenda</text:p>
            <text:p text:style-name="P12">- Se podrá diferenciar fácilmente a cada entrada</text:p>
            <text:p text:style-name="P12">- Se <text:span text:style-name="T15">especificará</text:span> qu<text:span text:style-name="T15">é</text:span> significa cada camp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buntu" svg:font-family="Ubuntu" style:font-pitch="variable"/>
    <style:font-face style:name="Juice ITC" svg:font-family="'Juice ITC'" style:font-family-generic="decorative" style:font-pitch="variable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ora Esteban Toscano</meta:initial-creator>
    <meta:creation-date>2014-11-11T22:19:04.79</meta:creation-date>
    <dc:date>2014-11-13T23:07:58.847526529</dc:date>
    <meta:editing-duration>PT29M56S</meta:editing-duration>
    <meta:editing-cycles>24</meta:editing-cycles>
    <meta:generator>LibreOffice/4.3.3.2$Linux_X86_64 LibreOffice_project/430m0$Build-2</meta:generator>
    <meta:document-statistic meta:table-count="8" meta:image-count="0" meta:object-count="0" meta:page-count="4" meta:paragraph-count="83" meta:word-count="682" meta:character-count="4074" meta:non-whitespace-character-count="3454"/>
  </office:meta>
</office:document-meta>
</file>